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officeooo:rsid="000e58d6" officeooo:paragraph-rsid="000e58d6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weight="normal" officeooo:rsid="000e58d6" officeooo:paragraph-rsid="000e58d6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e58d6"/>
    </style:style>
    <style:style style:name="T1" style:family="text">
      <style:text-properties officeooo:rsid="000e58d6"/>
    </style:style>
    <style:style style:name="T2" style:family="text">
      <style:text-properties fo:font-weight="normal" officeooo:rsid="000e58d6" style:font-weight-asian="normal" style:font-weight-complex="normal"/>
    </style:style>
    <style:style style:name="T3" style:family="text">
      <style:text-properties fo:font-weight="normal" officeooo:rsid="000eccda" style:font-weight-asian="normal" style:font-weight-complex="normal"/>
    </style:style>
    <style:style style:name="T4" style:family="text">
      <style:text-properties fo:font-weight="normal" officeooo:rsid="000f45b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CIPLINA DE INFORMÁTICA E SOCIEDADE</text:p>
      <text:p text:style-name="P2">Aula 07<text:span text:style-name="T1"> – </text:span>O empreendedorismo como opção do profissional da informática</text:p>
      <text:p text:style-name="Standard"/>
      <text:p text:style-name="P1">Qual foi a última empresa que você teve contato?</text:p>
      <text:p text:style-name="P4">Frutaria – FRUTMAIS</text:p>
      <text:p text:style-name="P1">Quais os pontos positivos e negativos dessa empresa?</text:p>
      <text:p text:style-name="P4">Positivos: Ótimo atendimento, variedade de produtos, atendimento online, delivery;</text:p>
      <text:p text:style-name="P4">Negativos: Preços não são competitivos, taxa de entrega, atraso em algumas entregas.</text:p>
      <text:p text:style-name="P1">O que você acha que poderia melhorar nessa empresa?</text:p>
      <text:p text:style-name="P3">A empresa poderia fazer um cálculo médio dos gastos com entrega de mercadoria. Após fazer esse cálculo, poderia inseri o valor em percentual nos produtos de forma que não cobrasse diretamente o cliente pela entrega. Apesar do preço da entrega estar embutido na mercadoria, o cliente não sentiria <text:s/>a cobrança por não constar no cupom de venda.</text:p>
      <text:p text:style-name="P1">As ideias de melhoria que você teve são específicas para esse negócio ou podem ser aplicadas a outro negócio?</text:p>
      <text:p text:style-name="P5"><text:span text:style-name="T2">Com a chegada da COVID-19, muitas empresas, ou quase todas, tiveram que adotar um padrão minimamente delivery, ou na entrega ou no recolhimento </text:span><text:span text:style-name="T3">de produtos.</text:span><text:span text:style-name="T2"> </text:span><text:span text:style-name="T3">E</text:span><text:span text:style-name="T2">nfim, em alguma parte do serviço a viajem até a residência do cliente está envolvida </text:span><text:span text:style-name="T3">de alguma forma</text:span><text:span text:style-name="T2">. </text:span><text:span text:style-name="T3">Essa sugestão da alternativa anterior é aplicável a toda e qualquer empresa que disponha de serviço de entrega de mercadorias. É prática muito comum cobrar taxa de entrega, e essa cobrança gera uma má impressão no cliente, que interpreta como se estivesse pagando algo que não é sua obrigação. Em alguns casos o cliente deixa de comprar por se sentir lesado. Então, </text:span><text:span text:style-name="T4">é uma ótima alternativa calcular o quanto se gasta para manter o serviço de entrega, e relacionar o percentual de lucro com o que se gasta com entr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4:12:52.128928686</meta:creation-date>
    <dc:date>2020-10-08T14:48:58.291208162</dc:date>
    <meta:editing-duration>PT5M46S</meta:editing-duration>
    <meta:editing-cycles>1</meta:editing-cycles>
    <meta:document-statistic meta:table-count="0" meta:image-count="0" meta:object-count="0" meta:page-count="1" meta:paragraph-count="11" meta:word-count="273" meta:character-count="1671" meta:non-whitespace-character-count="1406"/>
    <meta:generator>LibreOffice/6.4.6.2$Linux_X86_64 LibreOffice_project/40$Build-2</meta:generator>
  </office:meta>
</office:document-meta>
</file>